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ChuteCommonsLog.trace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huteCommonsLog.setVelocityLog( Lo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huteCommonsLog.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huteCommonsLog.fatal( Object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huteCommonsLog.isTrace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huteCommonsLog.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huteCommonsLog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huteCommonsLog.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huteCommonsLog.debug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huteCommonsLog.getTar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ChuteCommonsLog.trace( Object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huteCommonsLog.error( Object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huteCommonsLog.error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huteCommonsLog.fatal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huteCommonsLog.warn( Object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huteCommonsLog.LogChuteCommonsLog( String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huteCommonsLog.LogChuteCommons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huteCommonsLog.info( Object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huteCommonsLog.debug( Object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huteCommonsLog.isFatal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huteCommonsLog.getVelocity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huteCommonsLog.warn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huteCommonsLog.info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